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63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0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16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729fcf" style:vertical-align="middle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style:vertical-align="middle"/>
    </style:style>
    <style:style style:name="ce20" style:family="table-cell" style:parent-style-name="Default">
      <style:table-cell-properties fo:background-color="#b3cac7"/>
    </style:style>
    <style:style style:name="ce21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HIERARCH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VITY/RESOURCE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UANTITY NAME</text:p>
          </table:table-cell>
          <table:table-cell table:style-name="ce1" office:value-type="string" calcext:value-type="string">
            <text:p>LABOR OUTPUT</text:p>
          </table:table-cell>
          <table:table-cell table:style-name="ce1" office:value-type="string" calcext:value-type="string">
            <text:p>EQUIPMENT OUTPUT</text:p>
          </table:table-cell>
          <table:table-cell table:style-name="ce14" office:value-type="string" calcext:value-type="string">
            <text:p>Productivity Unit</text:p>
          </table:table-cell>
          <table:table-cell table:style-name="ce5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REW</text:p>
          </table:table-cell>
          <table:table-cell table:style-name="ce7" office:value-type="string" calcext:value-type="string">
            <text:p>CONCRETE WORKS</text:p>
          </table:table-cell>
          <table:table-cell table:style-name="ce7" table:number-columns-repeated="6"/>
          <table:table-cell table:style-name="ce2" table:number-columns-repeated="1014"/>
        </table:table-row>
        <table:table-row-group>
          <table:table-row table:style-name="ro2">
            <table:table-cell table:style-name="ce3" office:value-type="float" office:value="2" calcext:value-type="float">
              <text:p>2</text:p>
            </table:table-cell>
            <table:table-cell table:style-name="ce8" office:value-type="string" calcext:value-type="string">
              <text:p>LABOR</text:p>
            </table:table-cell>
            <table:table-cell table:style-name="ce8" office:value-type="string" calcext:value-type="string">
              <text:p>BEAMS</text:p>
            </table:table-cell>
            <table:table-cell table:style-name="ce8" table:number-columns-repeated="6"/>
            <table:table-cell table:style-name="ce3" table:number-columns-repeated="1014"/>
          </table:table-row>
          <table:table-row-group>
            <table:table-row table:style-name="ro2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Beams, 745 kg/m </text:p>
              </table:table-cell>
              <table:table-cell table:style-name="ce16" office:value-type="string" calcext:value-type="string">
                <text:p>3 m span</text:p>
              </table:table-cell>
              <table:table-cell table:style-name="ce16"/>
              <table:table-cell table:style-name="ce9"/>
              <table:table-cell table:style-name="ce16" office:value-type="string" calcext:value-type="string">
                <text:p>Cubic Meters </text:p>
              </table:table-cell>
              <table:table-cell table:style-name="ce16"/>
              <table:table-cell table:style-name="ce16" office:value-type="float" office:value="27.3" calcext:value-type="float">
                <text:p>27.3</text:p>
              </table:table-cell>
              <table:table-cell table:style-name="ce16" office:value-type="float" office:value="8.61" calcext:value-type="float">
                <text:p>8.61</text:p>
              </table:table-cell>
              <table:table-cell table:style-name="ce16" office:value-type="string" calcext:value-type="string">
                <text:p>Hr / Meter</text:p>
              </table:table-cell>
              <table:table-cell table:style-name="ce4"/>
              <table:table-cell table:style-name="ce20" table:number-columns-repeated="3"/>
              <table:table-cell table:style-name="ce4" table:number-columns-repeated="1008"/>
            </table:table-row>
            <table:table-row-group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Fore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1" calcext:value-type="float">
                  <text:p>1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4]*[.F5]" office:value-type="float" office:value="27.3" calcext:value-type="float">
                  <text:p>27.3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office:value-type="string" calcext:value-type="string">
                  <text:p><text:s/></text:p>
                </table:table-cell>
                <table:table-cell table:style-name="ce12" table:number-columns-repeated="3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<text:s/>Maso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4" calcext:value-type="float">
                  <text:p>4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4]*[.F6]" office:value-type="float" office:value="109.2" calcext:value-type="float">
                  <text:p>109.2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Carpenter &amp;Steel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10" calcext:value-type="float">
                  <text:p>10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4]*[.F7]" office:value-type="float" office:value="273" calcext:value-type="float">
                  <text:p>273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Labor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25" calcext:value-type="float">
                  <text:p>0.25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4]*[.F8]" office:value-type="float" office:value="6.825" calcext:value-type="float">
                  <text:p>6.825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5" office:value-type="string" calcext:value-type="string">
                  <text:p>Crane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/>
                <table:table-cell table:style-name="ce5" table:formula="of:=[.$J$4]*[.F9]" office:value-type="float" office:value="1.07625" calcext:value-type="float">
                  <text:p>1.07625</text:p>
                </table:table-cell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</table:table-row-group>
            <table:table-row table:style-name="ro2">
              <table:table-cell table:style-name="ce5"/>
              <table:table-cell table:style-name="ce10"/>
              <table:table-cell table:style-name="ce15"/>
              <table:table-cell table:style-name="ce12" table:number-columns-repeated="2"/>
              <table:table-cell table:style-name="ce10"/>
              <table:table-cell table:style-name="ce12" table:number-columns-repeated="2"/>
              <table:table-cell table:style-name="ce5" table:number-columns-repeated="3"/>
              <table:table-cell table:style-name="ce12" table:number-columns-repeated="4"/>
              <table:table-cell table:style-name="ce5" table:number-columns-repeated="1008"/>
            </table:table-row>
            <table:table-row table:style-name="ro2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Beams, 745 kg/m </text:p>
              </table:table-cell>
              <table:table-cell table:style-name="ce16" office:value-type="string" calcext:value-type="string">
                <text:p>7.5 m span</text:p>
              </table:table-cell>
              <table:table-cell table:style-name="ce16"/>
              <table:table-cell table:style-name="ce9"/>
              <table:table-cell table:style-name="ce16" office:value-type="string" calcext:value-type="string">
                <text:p>Cubic Meters </text:p>
              </table:table-cell>
              <table:table-cell table:style-name="ce16"/>
              <table:table-cell table:style-name="ce16" office:value-type="float" office:value="22.02" calcext:value-type="float">
                <text:p>22.02</text:p>
              </table:table-cell>
              <table:table-cell table:style-name="ce16" office:value-type="float" office:value="6.94" calcext:value-type="float">
                <text:p>6.94</text:p>
              </table:table-cell>
              <table:table-cell table:style-name="ce16" office:value-type="string" calcext:value-type="string">
                <text:p>Hr / Meter</text:p>
              </table:table-cell>
              <table:table-cell table:style-name="ce4"/>
              <table:table-cell table:style-name="ce20" table:number-columns-repeated="3"/>
              <table:table-cell table:style-name="ce4" table:number-columns-repeated="1008"/>
            </table:table-row>
            <table:table-row-group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Fore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1" calcext:value-type="float">
                  <text:p>1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11]*[.F12]" office:value-type="float" office:value="22.02" calcext:value-type="float">
                  <text:p>22.02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office:value-type="string" calcext:value-type="string">
                  <text:p><text:s/></text:p>
                </table:table-cell>
                <table:table-cell table:style-name="ce12" table:number-columns-repeated="3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<text:s/>Maso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4" calcext:value-type="float">
                  <text:p>4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11]*[.F13]" office:value-type="float" office:value="88.08" calcext:value-type="float">
                  <text:p>88.08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Carpenter &amp;Steel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10" calcext:value-type="float">
                  <text:p>10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11]*[.F14]" office:value-type="float" office:value="220.2" calcext:value-type="float">
                  <text:p>220.2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Labor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25" calcext:value-type="float">
                  <text:p>0.25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 table:formula="of:=[.$I$11]*[.F15]" office:value-type="float" office:value="5.505" calcext:value-type="float">
                  <text:p>5.505</text:p>
                </table:table-cell>
                <table:table-cell table:style-name="ce5"/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5" office:value-type="string" calcext:value-type="string">
                  <text:p>Crane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2" office:value-type="string" calcext:value-type="string">
                  <text:p>Cubic Meters </text:p>
                </table:table-cell>
                <table:table-cell table:style-name="ce12" office:value-type="string" calcext:value-type="string">
                  <text:p>Length</text:p>
                </table:table-cell>
                <table:table-cell table:style-name="ce5"/>
                <table:table-cell table:style-name="ce5" table:formula="of:=[.$J$11]*[.F16]" office:value-type="float" office:value="0.8675" calcext:value-type="float">
                  <text:p>0.8675</text:p>
                </table:table-cell>
                <table:table-cell table:style-name="ce12" office:value-type="string" calcext:value-type="string">
                  <text:p>Hr / Meter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</table:table-row-group>
            <table:table-row table:style-name="ro2">
              <table:table-cell table:style-name="ce5" table:number-columns-repeated="12"/>
              <table:table-cell table:number-columns-repeated="1011"/>
            </table:table-row>
          </table:table-row-group>
          <table:table-row table:style-name="ro2">
            <table:table-cell table:style-name="ce3" office:value-type="float" office:value="2" calcext:value-type="float">
              <text:p>2</text:p>
            </table:table-cell>
            <table:table-cell table:style-name="ce8" office:value-type="string" calcext:value-type="string">
              <text:p>LABOR</text:p>
            </table:table-cell>
            <table:table-cell table:style-name="ce8" office:value-type="string" calcext:value-type="string">
              <text:p>SLABS</text:p>
            </table:table-cell>
            <table:table-cell table:style-name="ce3" table:number-columns-repeated="2"/>
            <table:table-cell table:style-name="ce8"/>
            <table:table-cell table:style-name="ce3" table:number-columns-repeated="6"/>
            <table:table-cell table:style-name="ce21" table:number-columns-repeated="1011"/>
          </table:table-row>
          <table:table-row-group>
            <table:table-row table:style-name="ro3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In-situ</text:p>
              </table:table-cell>
              <table:table-cell table:style-name="ce16" office:value-type="string" calcext:value-type="string">
                <text:p>200 mm thick (concreting &amp; finish only)</text:p>
              </table:table-cell>
              <table:table-cell table:style-name="ce16"/>
              <table:table-cell table:style-name="ce9"/>
              <table:table-cell table:style-name="ce16" office:value-type="string" calcext:value-type="string">
                <text:p>Square Meters </text:p>
              </table:table-cell>
              <table:table-cell table:style-name="ce16"/>
              <table:table-cell table:style-name="ce16" office:value-type="float" office:value="0.22" calcext:value-type="float">
                <text:p>0.22</text:p>
              </table:table-cell>
              <table:table-cell table:style-name="ce16" office:value-type="float" office:value="0.2" calcext:value-type="float">
                <text:p>0.2</text:p>
              </table:table-cell>
              <table:table-cell table:style-name="ce16" office:value-type="string" calcext:value-type="string">
                <text:p>Hr / Square Meters</text:p>
              </table:table-cell>
              <table:table-cell table:style-name="ce4"/>
              <table:table-cell table:style-name="ce20" table:number-columns-repeated="3"/>
              <table:table-cell table:style-name="ce4" table:number-columns-repeated="1008"/>
            </table:table-row>
            <table:table-row-group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Fore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5" calcext:value-type="float">
                  <text:p>0.5</text:p>
                </table:table-cell>
                <table:table-cell table:style-name="ce12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Area</text:p>
                </table:table-cell>
                <table:table-cell table:style-name="ce5" table:formula="of:=[.$I$19]*[.F20]" office:value-type="float" office:value="0.11" calcext:value-type="float">
                  <text:p>0.11</text:p>
                </table:table-cell>
                <table:table-cell table:style-name="ce5"/>
                <table:table-cell table:style-name="ce12" office:value-type="string" calcext:value-type="string">
                  <text:p>Hr / Square Meters</text:p>
                </table:table-cell>
                <table:table-cell table:style-name="ce12" office:value-type="string" calcext:value-type="string">
                  <text:p><text:s/></text:p>
                </table:table-cell>
                <table:table-cell table:style-name="ce12" table:number-columns-repeated="3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Labor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3" calcext:value-type="float">
                  <text:p>3</text:p>
                </table:table-cell>
                <table:table-cell table:style-name="ce12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Area</text:p>
                </table:table-cell>
                <table:table-cell table:style-name="ce5" table:formula="of:=[.$I$19]*[.F21]" office:value-type="float" office:value="0.66" calcext:value-type="float">
                  <text:p>0.66</text:p>
                </table:table-cell>
                <table:table-cell table:style-name="ce5"/>
                <table:table-cell table:style-name="ce12" office:value-type="string" calcext:value-type="string">
                  <text:p>Hr / Square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Carpent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4" calcext:value-type="float">
                  <text:p>4</text:p>
                </table:table-cell>
                <table:table-cell table:style-name="ce12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Area</text:p>
                </table:table-cell>
                <table:table-cell table:style-name="ce5" table:formula="of:=[.$I$19]*[.F22]" office:value-type="float" office:value="0.88" calcext:value-type="float">
                  <text:p>0.88</text:p>
                </table:table-cell>
                <table:table-cell table:style-name="ce5"/>
                <table:table-cell table:style-name="ce12" office:value-type="string" calcext:value-type="string">
                  <text:p>Hr / Square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Steelfixers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2.5" calcext:value-type="float">
                  <text:p>2.5</text:p>
                </table:table-cell>
                <table:table-cell table:style-name="ce12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Area</text:p>
                </table:table-cell>
                <table:table-cell table:style-name="ce5" table:formula="of:=[.$I$19]*[.F23]" office:value-type="float" office:value="0.55" calcext:value-type="float">
                  <text:p>0.55</text:p>
                </table:table-cell>
                <table:table-cell table:style-name="ce5"/>
                <table:table-cell table:style-name="ce12" office:value-type="string" calcext:value-type="string">
                  <text:p>Hr / Square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5" office:value-type="string" calcext:value-type="string">
                  <text:p>Crane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4" calcext:value-type="float">
                  <text:p>0.4</text:p>
                </table:table-cell>
                <table:table-cell table:style-name="ce12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Area</text:p>
                </table:table-cell>
                <table:table-cell table:style-name="ce5"/>
                <table:table-cell table:style-name="ce5" table:formula="of:=[.$J$19]*[.F24]" office:value-type="float" office:value="0.08" calcext:value-type="float">
                  <text:p>0.08</text:p>
                </table:table-cell>
                <table:table-cell table:style-name="ce12" office:value-type="string" calcext:value-type="string">
                  <text:p>Hr / Square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</table:table-row-group>
            <table:table-row table:style-name="ro2">
              <table:table-cell table:style-name="ce5"/>
              <table:table-cell table:style-name="ce10"/>
              <table:table-cell table:style-name="ce15"/>
              <table:table-cell table:style-name="ce12" table:number-columns-repeated="5"/>
              <table:table-cell table:style-name="ce5" table:number-columns-repeated="2"/>
              <table:table-cell table:style-name="ce12" table:number-columns-repeated="5"/>
              <table:table-cell table:style-name="ce5" table:number-columns-repeated="1008"/>
            </table:table-row>
          </table:table-row-group>
          <table:table-row table:style-name="ro2">
            <table:table-cell table:style-name="ce3" office:value-type="float" office:value="2" calcext:value-type="float">
              <text:p>2</text:p>
            </table:table-cell>
            <table:table-cell table:style-name="ce8" office:value-type="string" calcext:value-type="string">
              <text:p>LABOR</text:p>
            </table:table-cell>
            <table:table-cell table:style-name="ce8" office:value-type="string" calcext:value-type="string">
              <text:p>FOUNDATIONS</text:p>
            </table:table-cell>
            <table:table-cell table:style-name="ce3" table:number-columns-repeated="2"/>
            <table:table-cell table:style-name="ce8"/>
            <table:table-cell table:style-name="ce3" table:number-columns-repeated="6"/>
            <table:table-cell table:style-name="ce21" table:number-columns-repeated="1011"/>
          </table:table-row>
          <table:table-row-group>
            <table:table-row table:style-name="ro3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Drainage</text:p>
              </table:table-cell>
              <table:table-cell table:style-name="ce16"/>
              <table:table-cell table:style-name="ce16" office:value-type="float" office:value="25" calcext:value-type="float">
                <text:p>25</text:p>
              </table:table-cell>
              <table:table-cell table:style-name="ce9"/>
              <table:table-cell table:style-name="ce16" office:value-type="string" calcext:value-type="string">
                <text:p>Meters</text:p>
              </table:table-cell>
              <table:table-cell table:style-name="ce16" office:value-type="string" calcext:value-type="string">
                <text:p>Length</text:p>
              </table:table-cell>
              <table:table-cell table:style-name="ce16" office:value-type="float" office:value="3.5" calcext:value-type="float">
                <text:p>3.5</text:p>
              </table:table-cell>
              <table:table-cell table:style-name="ce16"/>
              <table:table-cell table:style-name="ce16" office:value-type="string" calcext:value-type="string">
                <text:p>Hr / Meter</text:p>
              </table:table-cell>
              <table:table-cell table:style-name="ce4"/>
              <table:table-cell table:style-name="ce20" table:number-columns-repeated="3"/>
              <table:table-cell table:style-name="ce4" table:number-columns-repeated="1008"/>
            </table:table-row>
            <table:table-row table:style-name="ro2">
              <table:table-cell table:style-name="ce5"/>
              <table:table-cell table:style-name="ce10"/>
              <table:table-cell table:style-name="ce15"/>
              <table:table-cell table:style-name="ce12" table:number-columns-repeated="5"/>
              <table:table-cell table:style-name="ce5" table:number-columns-repeated="2"/>
              <table:table-cell table:style-name="ce12" table:number-columns-repeated="5"/>
              <table:table-cell table:style-name="ce5" table:number-columns-repeated="1008"/>
            </table:table-row>
          </table:table-row-group>
          <table:table-row table:style-name="ro2">
            <table:table-cell table:style-name="ce5"/>
            <table:table-cell table:style-name="ce10"/>
            <table:table-cell table:style-name="ce15"/>
            <table:table-cell table:style-name="ce12" table:number-columns-repeated="5"/>
            <table:table-cell table:style-name="ce5" table:number-columns-repeated="2"/>
            <table:table-cell table:style-name="ce12" table:number-columns-repeated="5"/>
            <table:table-cell table:style-name="ce5" table:number-columns-repeated="1008"/>
          </table:table-row>
          <table:table-row table:style-name="ro2">
            <table:table-cell table:style-name="ce3" office:value-type="float" office:value="2" calcext:value-type="float">
              <text:p>2</text:p>
            </table:table-cell>
            <table:table-cell table:style-name="ce8" office:value-type="string" calcext:value-type="string">
              <text:p>LABOR</text:p>
            </table:table-cell>
            <table:table-cell table:style-name="ce8" office:value-type="string" calcext:value-type="string">
              <text:p>WATERPROOFING</text:p>
            </table:table-cell>
            <table:table-cell table:style-name="ce3" table:number-columns-repeated="2"/>
            <table:table-cell table:style-name="ce8"/>
            <table:table-cell table:style-name="ce3" table:number-columns-repeated="6"/>
            <table:table-cell table:style-name="ce21" table:number-columns-repeated="1011"/>
          </table:table-row>
          <table:table-row-group>
            <table:table-row table:style-name="ro3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Drainage</text:p>
              </table:table-cell>
              <table:table-cell table:style-name="ce16"/>
              <table:table-cell table:style-name="ce16" office:value-type="float" office:value="25" calcext:value-type="float">
                <text:p>25</text:p>
              </table:table-cell>
              <table:table-cell table:style-name="ce9"/>
              <table:table-cell table:style-name="ce16" office:value-type="string" calcext:value-type="string">
                <text:p>Square Meters </text:p>
              </table:table-cell>
              <table:table-cell table:style-name="ce16" office:value-type="string" calcext:value-type="string">
                <text:p>GrossArea</text:p>
              </table:table-cell>
              <table:table-cell table:style-name="ce16" office:value-type="float" office:value="0.5" calcext:value-type="float">
                <text:p>0.5</text:p>
              </table:table-cell>
              <table:table-cell table:style-name="ce16"/>
              <table:table-cell table:style-name="ce16" office:value-type="string" calcext:value-type="string">
                <text:p>Hr / Square Meters</text:p>
              </table:table-cell>
              <table:table-cell table:style-name="ce4"/>
              <table:table-cell table:style-name="ce20" table:number-columns-repeated="3"/>
              <table:table-cell table:style-name="ce4" table:number-columns-repeated="1008"/>
            </table:table-row>
            <table:table-row table:style-name="ro2">
              <table:table-cell table:style-name="ce5"/>
              <table:table-cell table:style-name="ce11"/>
              <table:table-cell table:style-name="ce5" table:number-columns-repeated="3"/>
              <table:table-cell table:style-name="ce11" table:number-columns-repeated="7"/>
              <table:table-cell table:number-columns-repeated="1011"/>
            </table:table-row>
          </table:table-row-group>
          <table:table-row table:style-name="ro2">
            <table:table-cell table:style-name="ce5"/>
            <table:table-cell table:style-name="ce11"/>
            <table:table-cell table:style-name="ce5" table:number-columns-repeated="3"/>
            <table:table-cell table:style-name="ce11" table:number-columns-repeated="7"/>
            <table:table-cell table:number-columns-repeated="1011"/>
          </table:table-row>
          <table:table-row table:style-name="ro2">
            <table:table-cell table:style-name="ce3" office:value-type="float" office:value="2" calcext:value-type="float">
              <text:p>2</text:p>
            </table:table-cell>
            <table:table-cell table:style-name="ce8" office:value-type="string" calcext:value-type="string">
              <text:p>LABOR</text:p>
            </table:table-cell>
            <table:table-cell table:style-name="ce8" office:value-type="string" calcext:value-type="string">
              <text:p>STAIRS</text:p>
            </table:table-cell>
            <table:table-cell table:style-name="ce3" table:number-columns-repeated="2"/>
            <table:table-cell table:style-name="ce8"/>
            <table:table-cell table:style-name="ce17" table:number-columns-repeated="6"/>
            <table:table-cell table:style-name="ce21" table:number-columns-repeated="1011"/>
          </table:table-row>
          <table:table-row-group>
            <table:table-row table:style-name="ro4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STAIRS</text:p>
              </table:table-cell>
              <table:table-cell table:style-name="ce16" office:value-type="string" calcext:value-type="string">
                <text:p>300 mm wide (Incld. forms, rebar, &amp; finish)</text:p>
              </table:table-cell>
              <table:table-cell table:style-name="ce16"/>
              <table:table-cell table:style-name="ce9"/>
              <table:table-cell table:style-name="ce16" office:value-type="string" calcext:value-type="string">
                <text:p>Cubic Meters </text:p>
              </table:table-cell>
              <table:table-cell table:style-name="ce16"/>
              <table:table-cell table:style-name="ce16" office:value-type="float" office:value="102.16" calcext:value-type="float">
                <text:p>102.16</text:p>
              </table:table-cell>
              <table:table-cell table:style-name="ce16" office:value-type="float" office:value="36.89" calcext:value-type="float">
                <text:p>36.89</text:p>
              </table:table-cell>
              <table:table-cell table:style-name="ce16" office:value-type="string" calcext:value-type="string">
                <text:p>Hr / Cubic Meters</text:p>
              </table:table-cell>
              <table:table-cell table:style-name="ce4" table:number-columns-repeated="1012"/>
            </table:table-row>
            <table:table-row-group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Fore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5" calcext:value-type="float">
                  <text:p>0.5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35]*[.F36]" office:value-type="float" office:value="51.08" calcext:value-type="float">
                  <text:p>51.08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office:value-type="string" calcext:value-type="string">
                  <text:p><text:s/></text:p>
                </table:table-cell>
                <table:table-cell table:style-name="ce12" table:number-columns-repeated="3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Carpent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6" calcext:value-type="float">
                  <text:p>6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35]*[.F37]" office:value-type="float" office:value="612.96" calcext:value-type="float">
                  <text:p>612.96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Steel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2" calcext:value-type="float">
                  <text:p>2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35]*[.F38]" office:value-type="float" office:value="204.32" calcext:value-type="float">
                  <text:p>204.32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Maso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2" calcext:value-type="float">
                  <text:p>2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35]*[.F39]" office:value-type="float" office:value="204.32" calcext:value-type="float">
                  <text:p>204.32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Labor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2.5" calcext:value-type="float">
                  <text:p>2.5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35]*[.F40]" office:value-type="float" office:value="255.4" calcext:value-type="float">
                  <text:p>255.4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5" office:value-type="string" calcext:value-type="string">
                  <text:p>Crane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375" calcext:value-type="float">
                  <text:p>0.375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/>
                <table:table-cell table:style-name="ce11" table:formula="of:=[.$J$35]*[.F41]" office:value-type="float" office:value="13.83375" calcext:value-type="float">
                  <text:p>13.83375</text:p>
                </table:table-cell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</table:table-row-group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STAIRS LANDING</text:p>
              </table:table-cell>
              <table:table-cell table:style-name="ce16" office:value-type="string" calcext:value-type="string">
                <text:p>Incld. forms, rebar, &amp; finish</text:p>
              </table:table-cell>
              <table:table-cell table:style-name="ce16"/>
              <table:table-cell table:style-name="ce9"/>
              <table:table-cell table:style-name="ce16" office:value-type="string" calcext:value-type="string">
                <text:p>Cubic Meters </text:p>
              </table:table-cell>
              <table:table-cell table:style-name="ce16"/>
              <table:table-cell table:style-name="ce16" office:value-type="float" office:value="12.76" calcext:value-type="float">
                <text:p>12.76</text:p>
              </table:table-cell>
              <table:table-cell table:style-name="ce16" office:value-type="float" office:value="4.02" calcext:value-type="float">
                <text:p>4.02</text:p>
              </table:table-cell>
              <table:table-cell table:style-name="ce16" office:value-type="string" calcext:value-type="string">
                <text:p>Hr / Cubic Meters</text:p>
              </table:table-cell>
              <table:table-cell table:style-name="ce4" table:number-columns-repeated="1012"/>
            </table:table-row>
            <table:table-row-group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Fore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1" calcext:value-type="float">
                  <text:p>1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42]*[.F43]" office:value-type="float" office:value="12.76" calcext:value-type="float">
                  <text:p>12.76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office:value-type="string" calcext:value-type="string">
                  <text:p><text:s/></text:p>
                </table:table-cell>
                <table:table-cell table:style-name="ce12" table:number-columns-repeated="3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Carpenter &amp; SteelFixers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10" calcext:value-type="float">
                  <text:p>10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42]*[.F44]" office:value-type="float" office:value="127.6" calcext:value-type="float">
                  <text:p>127.6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Labor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4" calcext:value-type="float">
                  <text:p>4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42]*[.F45]" office:value-type="float" office:value="51.04" calcext:value-type="float">
                  <text:p>51.04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Maso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 table:formula="of:=[.$I$42]*[.F46]" office:value-type="float" office:value="1.595" calcext:value-type="float">
                  <text:p>1.595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5" office:value-type="string" calcext:value-type="string">
                  <text:p>Crane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8" office:value-type="string" calcext:value-type="string">
                  <text:p>Cubic Meters </text:p>
                </table:table-cell>
                <table:table-cell table:style-name="ce18" office:value-type="string" calcext:value-type="string">
                  <text:p>GrossVolume</text:p>
                </table:table-cell>
                <table:table-cell table:style-name="ce11"/>
                <table:table-cell table:style-name="ce11" table:formula="of:=[.$J$42]*[.F47]" office:value-type="float" office:value="0.5025" calcext:value-type="float">
                  <text:p>0.5025</text:p>
                </table:table-cell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</table:table-row-group>
            <table:table-row table:style-name="ro2">
              <table:table-cell table:number-columns-repeated="7"/>
              <table:table-cell table:style-name="ce18"/>
              <table:table-cell table:number-columns-repeated="1015"/>
            </table:table-row>
          </table:table-row-group>
        </table:table-row-group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REW</text:p>
          </table:table-cell>
          <table:table-cell table:style-name="ce7" office:value-type="string" calcext:value-type="string">
            <text:p>MASONRY</text:p>
          </table:table-cell>
          <table:table-cell table:style-name="ce7" table:number-columns-repeated="6"/>
          <table:table-cell table:style-name="ce2" table:number-columns-repeated="1014"/>
        </table:table-row>
        <table:table-row-group>
          <table:table-row table:style-name="ro2">
            <table:table-cell table:style-name="ce3" office:value-type="float" office:value="2" calcext:value-type="float">
              <text:p>2</text:p>
            </table:table-cell>
            <table:table-cell table:style-name="ce8" office:value-type="string" calcext:value-type="string">
              <text:p>LABOR</text:p>
            </table:table-cell>
            <table:table-cell table:style-name="ce8" office:value-type="string" calcext:value-type="string">
              <text:p>CONCRETE BLOCKS</text:p>
            </table:table-cell>
            <table:table-cell table:style-name="ce3" table:number-columns-repeated="2"/>
            <table:table-cell table:style-name="ce8"/>
            <table:table-cell table:style-name="ce17" table:number-columns-repeated="6"/>
            <table:table-cell table:style-name="ce21" table:number-columns-repeated="1011"/>
          </table:table-row>
          <table:table-row-group>
            <table:table-row table:style-name="ro2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Hollow Blocks 100mm</text:p>
              </table:table-cell>
              <table:table-cell table:style-name="ce16" office:value-type="string" calcext:value-type="string">
                <text:p>100mm thick</text:p>
              </table:table-cell>
              <table:table-cell table:style-name="ce16"/>
              <table:table-cell table:style-name="ce9"/>
              <table:table-cell table:style-name="ce16" office:value-type="string" calcext:value-type="string">
                <text:p>Square Meters </text:p>
              </table:table-cell>
              <table:table-cell table:style-name="ce16"/>
              <table:table-cell table:style-name="ce16" office:value-type="float" office:value="1.17" calcext:value-type="float">
                <text:p>1.17</text:p>
              </table:table-cell>
              <table:table-cell table:style-name="ce16" office:value-type="float" office:value="0.29" calcext:value-type="float">
                <text:p>0.29</text:p>
              </table:table-cell>
              <table:table-cell table:style-name="ce16" office:value-type="string" calcext:value-type="string">
                <text:p>Hr / Cubic Meters</text:p>
              </table:table-cell>
              <table:table-cell table:style-name="ce4" table:number-columns-repeated="1012"/>
            </table:table-row>
            <table:table-row-group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Fore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25" calcext:value-type="float">
                  <text:p>0.25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 table:formula="of:=[.$I$51]*[.F52]" office:value-type="float" office:value="0.2925" calcext:value-type="float">
                  <text:p>0.2925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office:value-type="string" calcext:value-type="string">
                  <text:p><text:s/></text:p>
                </table:table-cell>
                <table:table-cell table:style-name="ce12" table:number-columns-repeated="3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Maso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4" calcext:value-type="float">
                  <text:p>4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 table:formula="of:=[.$I$51]*[.F53]" office:value-type="float" office:value="4.68" calcext:value-type="float">
                  <text:p>4.68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Labor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2" calcext:value-type="float">
                  <text:p>2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 table:formula="of:=[.$I$51]*[.F54]" office:value-type="float" office:value="2.34" calcext:value-type="float">
                  <text:p>2.34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4" office:value-type="string" calcext:value-type="string">
                  <text:p>Crane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/>
                <table:table-cell table:style-name="ce11" table:formula="of:=[.$J$51]*[.F55]" office:value-type="float" office:value="0.03625" calcext:value-type="float">
                  <text:p>0.03625</text:p>
                </table:table-cell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4" office:value-type="string" calcext:value-type="string">
                  <text:p>Fork Lift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/>
                <table:table-cell table:style-name="ce11" table:formula="of:=[.$J$51]*[.F56]" office:value-type="float" office:value="0.03625" calcext:value-type="float">
                  <text:p>0.03625</text:p>
                </table:table-cell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5" office:value-type="string" calcext:value-type="string">
                  <text:p>Truck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9"/>
                <table:table-cell table:style-name="ce11" table:formula="of:=[.$J$51]*[.F57]" office:value-type="float" office:value="0.03625" calcext:value-type="float">
                  <text:p>0.03625</text:p>
                </table:table-cell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</table:table-row-group>
            <table:table-row table:style-name="ro2">
              <table:table-cell table:style-name="ce4" office:value-type="float" office:value="3" calcext:value-type="float">
                <text:p>3</text:p>
              </table:table-cell>
              <table:table-cell table:style-name="ce9" office:value-type="string" calcext:value-type="string">
                <text:p>LABOR</text:p>
              </table:table-cell>
              <table:table-cell table:style-name="ce13" office:value-type="string" calcext:value-type="string">
                <text:p>Hollow Blocks 200mm</text:p>
              </table:table-cell>
              <table:table-cell table:style-name="ce16" office:value-type="string" calcext:value-type="string">
                <text:p>100mm thick</text:p>
              </table:table-cell>
              <table:table-cell table:style-name="ce16"/>
              <table:table-cell table:style-name="ce9"/>
              <table:table-cell table:style-name="ce16" office:value-type="string" calcext:value-type="string">
                <text:p>Square Meters </text:p>
              </table:table-cell>
              <table:table-cell table:style-name="ce16"/>
              <table:table-cell table:style-name="ce16" office:value-type="float" office:value="1.32" calcext:value-type="float">
                <text:p>1.32</text:p>
              </table:table-cell>
              <table:table-cell table:style-name="ce16" office:value-type="float" office:value="0.33" calcext:value-type="float">
                <text:p>0.33</text:p>
              </table:table-cell>
              <table:table-cell table:style-name="ce16" office:value-type="string" calcext:value-type="string">
                <text:p>Hr / Cubic Meters</text:p>
              </table:table-cell>
              <table:table-cell table:style-name="ce4" table:number-columns-repeated="1012"/>
            </table:table-row>
            <table:table-row-group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Forema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25" calcext:value-type="float">
                  <text:p>0.25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 table:formula="of:=[.$I$58]*[.F59]" office:value-type="float" office:value="0.33" calcext:value-type="float">
                  <text:p>0.33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office:value-type="string" calcext:value-type="string">
                  <text:p><text:s/></text:p>
                </table:table-cell>
                <table:table-cell table:style-name="ce12" table:number-columns-repeated="3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Mason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4" calcext:value-type="float">
                  <text:p>4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 table:formula="of:=[.$I$58]*[.F60]" office:value-type="float" office:value="5.28" calcext:value-type="float">
                  <text:p>5.28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LABOR</text:p>
                </table:table-cell>
                <table:table-cell table:style-name="ce14" office:value-type="string" calcext:value-type="string">
                  <text:p>Laborer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2" calcext:value-type="float">
                  <text:p>2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 table:formula="of:=[.$I$58]*[.F61]" office:value-type="float" office:value="2.64" calcext:value-type="float">
                  <text:p>2.64</text:p>
                </table:table-cell>
                <table:table-cell table:style-name="ce5"/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4" office:value-type="string" calcext:value-type="string">
                  <text:p>Crane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/>
                <table:table-cell table:style-name="ce11" table:formula="of:=[.$J$42]*[.F62]" office:value-type="float" office:value="0.5025" calcext:value-type="float">
                  <text:p>0.5025</text:p>
                </table:table-cell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  <table:table-row table:style-name="ro2">
                <table:table-cell table:style-name="ce5" office:value-type="float" office:value="4" calcext:value-type="float">
                  <text:p>4</text:p>
                </table:table-cell>
                <table:table-cell table:style-name="ce10" office:value-type="string" calcext:value-type="string">
                  <text:p>EQUIPMENT</text:p>
                </table:table-cell>
                <table:table-cell table:style-name="ce14" office:value-type="string" calcext:value-type="string">
                  <text:p>Fork Lift</text:p>
                </table:table-cell>
                <table:table-cell table:style-name="ce12"/>
                <table:table-cell table:style-name="ce12" office:value-type="float" office:value="25" calcext:value-type="float">
                  <text:p>25</text:p>
                </table:table-cell>
                <table:table-cell table:style-name="ce12" office:value-type="float" office:value="0.125" calcext:value-type="float">
                  <text:p>0.125</text:p>
                </table:table-cell>
                <table:table-cell table:style-name="ce18" office:value-type="string" calcext:value-type="string">
                  <text:p>Square Meters </text:p>
                </table:table-cell>
                <table:table-cell table:style-name="ce12" office:value-type="string" calcext:value-type="string">
                  <text:p>GrossSideArea</text:p>
                </table:table-cell>
                <table:table-cell table:style-name="ce11"/>
                <table:table-cell table:style-name="ce11" table:formula="of:=[.$J$42]*[.F63]" office:value-type="float" office:value="0.5025" calcext:value-type="float">
                  <text:p>0.5025</text:p>
                </table:table-cell>
                <table:table-cell table:style-name="ce12" office:value-type="string" calcext:value-type="string">
                  <text:p>Hr / Cubic Meters</text:p>
                </table:table-cell>
                <table:table-cell table:style-name="ce12" table:number-columns-repeated="4"/>
                <table:table-cell table:style-name="ce5" table:number-columns-repeated="1008"/>
              </table:table-row>
            </table:table-row-group>
            <table:table-row table:style-name="ro2">
              <table:table-cell table:number-columns-repeated="1023"/>
            </table:table-row>
          </table:table-row-group>
          <table:table-row table:style-name="ro2">
            <table:table-cell table:number-columns-repeated="1023"/>
          </table:table-row>
        </table:table-row-group>
        <table:table-row table:style-name="ro2" table:number-rows-repeated="2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 table:number-rows-repeated="104850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K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02:31:29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06:34:06.774000000</meta:creation-date>
    <dc:date>2023-09-24T02:40:26.044000000</dc:date>
    <meta:editing-duration>PT5H19M25S</meta:editing-duration>
    <meta:editing-cycles>13</meta:editing-cycles>
    <meta:generator>LibreOffice/7.0.4.2$Windows_X86_64 LibreOffice_project/dcf040e67528d9187c66b2379df5ea4407429775</meta:generator>
    <meta:document-statistic meta:table-count="1" meta:cell-count="447" meta:object-count="0"/>
  </office:meta>
</office:document-meta>
</file>